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shapes>
          <draw:frame draw:z-index="0" draw:style-name="gr1" draw:text-style-name="P1" svg:width="6.2972in" svg:height="3.5394in" svg:x="12.9854in" svg:y="3.0626in">
            <draw:object draw:notify-on-update-of-ranges="'raw data'.A19:'raw data'.A31 'raw data'.J20:'raw data'.J37 'raw data'.L20:'raw data'.L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394in" svg:x="2.3354in" svg:y="13.415in">
            <draw:object draw:notify-on-update-of-ranges="'raw data'.A19:'raw data'.A31 'raw data'.B42:'raw data'.B72 'raw data'.L42:'raw data'.L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до призмы круговая поляризация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после – линейная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Длина волны (lambda)</text:p>
          </table:table-cell>
          <table:table-cell office:value-type="string" calcext:value-type="string">
            <text:p>632.8 нм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интерференция</text:p>
          </table:table-cell>
          <table:table-cell office:value-type="string" calcext:value-type="string">
            <text:p>beta, gr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максимум и.к. (0 разность хода Delta x) от l</text:p>
          </table:table-cell>
          <table:table-cell office:value-type="string" calcext:value-type="string">
            <text:p>12cm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L=12cm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spanned="4" table:number-rows-spanned="1"/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eta, grad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_1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s^2</text:p>
          </table:table-cell>
          <table:table-cell office:value-type="string" calcext:value-type="string">
            <text:p>Nu_3</text:p>
          </table:table-cell>
          <table:table-cell office:value-type="string" calcext:value-type="string">
            <text:p>abs(cos)</text:p>
          </table:table-cell>
        </table:table-row>
        <table:table-row table:style-name="ro1">
          <table:table-cell office:value-type="string" calcext:value-type="string">
            <text:p>0.2V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5.2" calcext:value-type="float">
            <text:p>5.2</text:p>
          </table:table-cell>
          <table:table-cell table:formula="of:=[.C20]/[.D20]" office:value-type="float" office:value="2.22222222222222" calcext:value-type="float">
            <text:p>2.22222222222222</text:p>
          </table:table-cell>
          <table:table-cell table:formula="of:=([.F20]-[.E20])/([.F20]+[.E20])" office:value-type="float" office:value="0.76271186440678" calcext:value-type="float">
            <text:p>0.76271186440678</text:p>
          </table:table-cell>
          <table:table-cell table:formula="of:=2*SQRT([.G20]) / (1 + [.G20])" office:value-type="float" office:value="0.925269507930947" calcext:value-type="float">
            <text:p>0.925269507930947</text:p>
          </table:table-cell>
          <table:table-cell table:formula="of:=COS(([.B20]-[.$C$9])/360 * 2 * PI())" office:value-type="float" office:value="0.996194698091746" calcext:value-type="float">
            <text:p>0.996194698091746</text:p>
          </table:table-cell>
          <table:table-cell table:formula="of:=[.J20]^2" office:value-type="float" office:value="0.992403876506104" calcext:value-type="float">
            <text:p>0.992403876506104</text:p>
          </table:table-cell>
          <table:table-cell table:formula="of:=[.H20]/[.I20]" office:value-type="float" office:value="0.824313195095261" calcext:value-type="float">
            <text:p>0.824313195095261</text:p>
          </table:table-cell>
          <table:table-cell table:formula="of:=ABS([.J20])" office:value-type="float" office:value="0.996194698091746" calcext:value-type="float">
            <text:p>0.99619469809174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table:formula="of:=[.C21]/[.D21]" office:value-type="float" office:value="1.16666666666667" calcext:value-type="float">
            <text:p>1.16666666666667</text:p>
          </table:table-cell>
          <table:table-cell table:formula="of:=([.F21]-[.E21])/([.F21]+[.E21])" office:value-type="float" office:value="0.6" calcext:value-type="float">
            <text:p>0.6</text:p>
          </table:table-cell>
          <table:table-cell table:formula="of:=2*SQRT([.G21]) / (1 + [.G21])" office:value-type="float" office:value="0.997037030524286" calcext:value-type="float">
            <text:p>0.997037030524286</text:p>
          </table:table-cell>
          <table:table-cell table:formula="of:=COS(([.B21]-[.$C$9])/360 * 2 * PI())" office:value-type="float" office:value="0.819152044288992" calcext:value-type="float">
            <text:p>0.819152044288992</text:p>
          </table:table-cell>
          <table:table-cell table:formula="of:=[.J21]^2" office:value-type="float" office:value="0.671010071662834" calcext:value-type="float">
            <text:p>0.671010071662834</text:p>
          </table:table-cell>
          <table:table-cell table:formula="of:=[.H21]/[.I21]" office:value-type="float" office:value="0.601783064852159" calcext:value-type="float">
            <text:p>0.601783064852159</text:p>
          </table:table-cell>
          <table:table-cell table:formula="of:=ABS([.J21])" office:value-type="float" office:value="0.819152044288992" calcext:value-type="float">
            <text:p>0.81915204428899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table:formula="of:=[.C22]/[.D22]" office:value-type="float" office:value="0.947368421052632" calcext:value-type="float">
            <text:p>0.947368421052632</text:p>
          </table:table-cell>
          <table:table-cell table:formula="of:=([.F22]-[.E22])/([.F22]+[.E22])" office:value-type="float" office:value="0.444444444444444" calcext:value-type="float">
            <text:p>0.444444444444444</text:p>
          </table:table-cell>
          <table:table-cell table:formula="of:=2*SQRT([.G22]) / (1 + [.G22])" office:value-type="float" office:value="0.999634703184158" calcext:value-type="float">
            <text:p>0.999634703184158</text:p>
          </table:table-cell>
          <table:table-cell table:formula="of:=COS(([.B22]-[.$C$9])/360 * 2 * PI())" office:value-type="float" office:value="0.642787609686539" calcext:value-type="float">
            <text:p>0.642787609686539</text:p>
          </table:table-cell>
          <table:table-cell table:formula="of:=[.J22]^2" office:value-type="float" office:value="0.413175911166535" calcext:value-type="float">
            <text:p>0.413175911166535</text:p>
          </table:table-cell>
          <table:table-cell table:formula="of:=[.H22]/[.I22]" office:value-type="float" office:value="0.444606857913942" calcext:value-type="float">
            <text:p>0.444606857913942</text:p>
          </table:table-cell>
          <table:table-cell table:formula="of:=ABS([.J22])" office:value-type="float" office:value="0.642787609686539" calcext:value-type="float">
            <text:p>0.64278760968653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formula="of:=[.C23]/[.D23]" office:value-type="float" office:value="0.555555555555556" calcext:value-type="float">
            <text:p>0.555555555555556</text:p>
          </table:table-cell>
          <table:table-cell table:formula="of:=([.F23]-[.E23])/([.F23]+[.E23])" office:value-type="float" office:value="0.428571428571429" calcext:value-type="float">
            <text:p>0.428571428571429</text:p>
          </table:table-cell>
          <table:table-cell table:formula="of:=2*SQRT([.G23]) / (1 + [.G23])" office:value-type="float" office:value="0.95831484749991" calcext:value-type="float">
            <text:p>0.95831484749991</text:p>
          </table:table-cell>
          <table:table-cell table:formula="of:=COS(([.B23]-[.$C$9])/360 * 2 * PI())" office:value-type="float" office:value="0.342020143325669" calcext:value-type="float">
            <text:p>0.342020143325669</text:p>
          </table:table-cell>
          <table:table-cell table:formula="of:=[.J23]^2" office:value-type="float" office:value="0.116977778440511" calcext:value-type="float">
            <text:p>0.116977778440511</text:p>
          </table:table-cell>
          <table:table-cell table:formula="of:=[.H23]/[.I23]" office:value-type="float" office:value="0.447213595499958" calcext:value-type="float">
            <text:p>0.447213595499958</text:p>
          </table:table-cell>
          <table:table-cell table:formula="of:=ABS([.J23])" office:value-type="float" office:value="0.342020143325669" calcext:value-type="float">
            <text:p>0.34202014332566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formula="of:=[.C24]/[.D24]" office:value-type="float" office:value="0.444444444444444" calcext:value-type="float">
            <text:p>0.444444444444444</text:p>
          </table:table-cell>
          <table:table-cell table:formula="of:=([.F24]-[.E24])/([.F24]+[.E24])" office:value-type="float" office:value="0.36" calcext:value-type="float">
            <text:p>0.36</text:p>
          </table:table-cell>
          <table:table-cell table:formula="of:=2*SQRT([.G24]) / (1 + [.G24])" office:value-type="float" office:value="0.923076923076923" calcext:value-type="float">
            <text:p>0.923076923076923</text:p>
          </table:table-cell>
          <table:table-cell table:formula="of:=COS(([.B24]-[.$C$9])/360 * 2 * PI())" office:value-type="float" office:value="6.12323399573677E-017" calcext:value-type="float">
            <text:p>6.12323399573677E-17</text:p>
          </table:table-cell>
          <table:table-cell table:formula="of:=[.J24]^2" office:value-type="float" office:value="3.74939945665464E-033" calcext:value-type="float">
            <text:p>3.74939945665464E-33</text:p>
          </table:table-cell>
          <table:table-cell table:formula="of:=[.H24]/[.I24]" office:value-type="float" office:value="0.39" calcext:value-type="float">
            <text:p>0.39</text:p>
          </table:table-cell>
          <table:table-cell table:formula="of:=ABS([.J24])" office:value-type="float" office:value="6.12323399573677E-017" calcext:value-type="float">
            <text:p>6.12323399573677E-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C25]/[.D25]" office:value-type="float" office:value="0.842105263157895" calcext:value-type="float">
            <text:p>0.842105263157895</text:p>
          </table:table-cell>
          <table:table-cell table:formula="of:=([.F25]-[.E25])/([.F25]+[.E25])" office:value-type="float" office:value="0.212121212121212" calcext:value-type="float">
            <text:p>0.212121212121212</text:p>
          </table:table-cell>
          <table:table-cell table:formula="of:=2*SQRT([.G25]) / (1 + [.G25])" office:value-type="float" office:value="0.996319758523583" calcext:value-type="float">
            <text:p>0.996319758523583</text:p>
          </table:table-cell>
          <table:table-cell table:formula="of:=COS(([.B25]-[.$C$9])/360 * 2 * PI())" office:value-type="float" office:value="-0.342020143325669" calcext:value-type="float">
            <text:p>-0.342020143325669</text:p>
          </table:table-cell>
          <table:table-cell table:formula="of:=[.J25]^2" office:value-type="float" office:value="0.116977778440511" calcext:value-type="float">
            <text:p>0.116977778440511</text:p>
          </table:table-cell>
          <table:table-cell table:formula="of:=[.H25]/[.I25]" office:value-type="float" office:value="0.212904753023817" calcext:value-type="float">
            <text:p>0.212904753023817</text:p>
          </table:table-cell>
          <table:table-cell table:formula="of:=ABS([.J25])" office:value-type="float" office:value="0.342020143325669" calcext:value-type="float">
            <text:p>0.34202014332566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table:formula="of:=[.C26]/[.D26]" office:value-type="float" office:value="1.66666666666667" calcext:value-type="float">
            <text:p>1.66666666666667</text:p>
          </table:table-cell>
          <table:table-cell table:formula="of:=([.F26]-[.E26])/([.F26]+[.E26])" office:value-type="float" office:value="0.428571428571429" calcext:value-type="float">
            <text:p>0.428571428571429</text:p>
          </table:table-cell>
          <table:table-cell table:formula="of:=2*SQRT([.G26]) / (1 + [.G26])" office:value-type="float" office:value="0.968245836551854" calcext:value-type="float">
            <text:p>0.968245836551854</text:p>
          </table:table-cell>
          <table:table-cell table:formula="of:=COS(([.B26]-[.$C$9])/360 * 2 * PI())" office:value-type="float" office:value="-0.642787609686539" calcext:value-type="float">
            <text:p>-0.642787609686539</text:p>
          </table:table-cell>
          <table:table-cell table:formula="of:=[.J26]^2" office:value-type="float" office:value="0.413175911166535" calcext:value-type="float">
            <text:p>0.413175911166535</text:p>
          </table:table-cell>
          <table:table-cell table:formula="of:=[.H26]/[.I26]" office:value-type="float" office:value="0.44262666813799" calcext:value-type="float">
            <text:p>0.44262666813799</text:p>
          </table:table-cell>
          <table:table-cell table:formula="of:=ABS([.J26])" office:value-type="float" office:value="0.642787609686539" calcext:value-type="float">
            <text:p>0.642787609686539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2.6" calcext:value-type="float">
            <text:p>2.6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5.6" calcext:value-type="float">
            <text:p>5.6</text:p>
          </table:table-cell>
          <table:table-cell table:formula="of:=[.C27]/[.D27]" office:value-type="float" office:value="2.73684210526316" calcext:value-type="float">
            <text:p>2.73684210526316</text:p>
          </table:table-cell>
          <table:table-cell table:formula="of:=([.F27]-[.E27])/([.F27]+[.E27])" office:value-type="float" office:value="0.671641791044776" calcext:value-type="float">
            <text:p>0.671641791044776</text:p>
          </table:table-cell>
          <table:table-cell table:formula="of:=2*SQRT([.G27]) / (1 + [.G27])" office:value-type="float" office:value="0.885421613831082" calcext:value-type="float">
            <text:p>0.885421613831082</text:p>
          </table:table-cell>
          <table:table-cell table:formula="of:=COS(([.B27]-[.$C$9])/360 * 2 * PI())" office:value-type="float" office:value="0.984807753012208" calcext:value-type="float">
            <text:p>0.984807753012208</text:p>
          </table:table-cell>
          <table:table-cell table:formula="of:=[.J27]^2" office:value-type="float" office:value="0.969846310392954" calcext:value-type="float">
            <text:p>0.969846310392954</text:p>
          </table:table-cell>
          <table:table-cell table:formula="of:=[.H27]/[.I27]" office:value-type="float" office:value="0.758555902129705" calcext:value-type="float">
            <text:p>0.758555902129705</text:p>
          </table:table-cell>
          <table:table-cell table:formula="of:=ABS([.J27])" office:value-type="float" office:value="0.984807753012208" calcext:value-type="float">
            <text:p>0.984807753012208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2.6" calcext:value-type="float">
            <text:p>2.6</text:p>
          </table:table-cell>
          <table:table-cell office:value-type="float" office:value="0.95" calcext:value-type="float">
            <text:p>0.95</text:p>
          </table:table-cell>
          <table:table-cell office:value-type="float" office:value="1.7" calcext:value-type="float">
            <text:p>1.7</text:p>
          </table:table-cell>
          <table:table-cell office:value-type="float" office:value="5.4" calcext:value-type="float">
            <text:p>5.4</text:p>
          </table:table-cell>
          <table:table-cell table:formula="of:=[.C28]/[.D28]" office:value-type="float" office:value="2.73684210526316" calcext:value-type="float">
            <text:p>2.73684210526316</text:p>
          </table:table-cell>
          <table:table-cell table:formula="of:=([.F28]-[.E28])/([.F28]+[.E28])" office:value-type="float" office:value="0.52112676056338" calcext:value-type="float">
            <text:p>0.52112676056338</text:p>
          </table:table-cell>
          <table:table-cell table:formula="of:=2*SQRT([.G28]) / (1 + [.G28])" office:value-type="float" office:value="0.885421613831082" calcext:value-type="float">
            <text:p>0.885421613831082</text:p>
          </table:table-cell>
          <table:table-cell table:formula="of:=COS(([.B28]-[.$C$9])/360 * 2 * PI())" office:value-type="float" office:value="0.866025403784439" calcext:value-type="float">
            <text:p>0.866025403784439</text:p>
          </table:table-cell>
          <table:table-cell table:formula="of:=[.J28]^2" office:value-type="float" office:value="0.75" calcext:value-type="float">
            <text:p>0.75</text:p>
          </table:table-cell>
          <table:table-cell table:formula="of:=[.H28]/[.I28]" office:value-type="float" office:value="0.588563405752594" calcext:value-type="float">
            <text:p>0.588563405752594</text:p>
          </table:table-cell>
          <table:table-cell table:formula="of:=ABS([.J28])" office:value-type="float" office:value="0.866025403784439" calcext:value-type="float">
            <text:p>0.86602540378443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.5" calcext:value-type="float">
            <text:p>1.5</text:p>
          </table:table-cell>
          <table:table-cell office:value-type="float" office:value="0.95" calcext:value-type="float">
            <text:p>0.95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table:formula="of:=[.C29]/[.D29]" office:value-type="float" office:value="1.57894736842105" calcext:value-type="float">
            <text:p>1.57894736842105</text:p>
          </table:table-cell>
          <table:table-cell table:formula="of:=([.F29]-[.E29])/([.F29]+[.E29])" office:value-type="float" office:value="0.416666666666667" calcext:value-type="float">
            <text:p>0.416666666666667</text:p>
          </table:table-cell>
          <table:table-cell table:formula="of:=2*SQRT([.G29]) / (1 + [.G29])" office:value-type="float" office:value="0.974476439699047" calcext:value-type="float">
            <text:p>0.974476439699047</text:p>
          </table:table-cell>
          <table:table-cell table:formula="of:=COS(([.B29]-[.$C$9])/360 * 2 * PI())" office:value-type="float" office:value="0.642787609686539" calcext:value-type="float">
            <text:p>0.642787609686539</text:p>
          </table:table-cell>
          <table:table-cell table:formula="of:=[.J29]^2" office:value-type="float" office:value="0.413175911166535" calcext:value-type="float">
            <text:p>0.413175911166535</text:p>
          </table:table-cell>
          <table:table-cell table:formula="of:=[.H29]/[.I29]" office:value-type="float" office:value="0.427580031381106" calcext:value-type="float">
            <text:p>0.427580031381106</text:p>
          </table:table-cell>
          <table:table-cell table:formula="of:=ABS([.J29])" office:value-type="float" office:value="0.642787609686539" calcext:value-type="float">
            <text:p>0.642787609686539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.6" calcext:value-type="float">
            <text:p>1.6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table:formula="of:=[.C30]/[.D30]" office:value-type="float" office:value="1.68421052631579" calcext:value-type="float">
            <text:p>1.68421052631579</text:p>
          </table:table-cell>
          <table:table-cell table:formula="of:=([.F30]-[.E30])/([.F30]+[.E30])" office:value-type="float" office:value="0.755102040816327" calcext:value-type="float">
            <text:p>0.755102040816327</text:p>
          </table:table-cell>
          <table:table-cell table:formula="of:=2*SQRT([.G30]) / (1 + [.G30])" office:value-type="float" office:value="0.966966902426506" calcext:value-type="float">
            <text:p>0.966966902426506</text:p>
          </table:table-cell>
          <table:table-cell table:formula="of:=COS(([.B30]-[.$C$9])/360 * 2 * PI())" office:value-type="float" office:value="0.939692620785908" calcext:value-type="float">
            <text:p>0.939692620785908</text:p>
          </table:table-cell>
          <table:table-cell table:formula="of:=[.J30]^2" office:value-type="float" office:value="0.883022221559489" calcext:value-type="float">
            <text:p>0.883022221559489</text:p>
          </table:table-cell>
          <table:table-cell table:formula="of:=[.H30]/[.I30]" office:value-type="float" office:value="0.780897504269768" calcext:value-type="float">
            <text:p>0.780897504269768</text:p>
          </table:table-cell>
          <table:table-cell table:formula="of:=ABS([.J30])" office:value-type="float" office:value="0.939692620785908" calcext:value-type="float">
            <text:p>0.93969262078590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.2" calcext:value-type="float">
            <text:p>2.2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5.4" calcext:value-type="float">
            <text:p>5.4</text:p>
          </table:table-cell>
          <table:table-cell table:formula="of:=[.C31]/[.D31]" office:value-type="float" office:value="2.31578947368421" calcext:value-type="float">
            <text:p>2.31578947368421</text:p>
          </table:table-cell>
          <table:table-cell table:formula="of:=([.F31]-[.E31])/([.F31]+[.E31])" office:value-type="float" office:value="0.741935483870968" calcext:value-type="float">
            <text:p>0.741935483870968</text:p>
          </table:table-cell>
          <table:table-cell table:formula="of:=2*SQRT([.G31]) / (1 + [.G31])" office:value-type="float" office:value="0.917894113955616" calcext:value-type="float">
            <text:p>0.917894113955616</text:p>
          </table:table-cell>
          <table:table-cell table:formula="of:=COS(([.B31]-[.$C$9])/360 * 2 * PI())" office:value-type="float" office:value="1" calcext:value-type="float">
            <text:p>1</text:p>
          </table:table-cell>
          <table:table-cell table:formula="of:=[.J31]^2" office:value-type="float" office:value="1" calcext:value-type="float">
            <text:p>1</text:p>
          </table:table-cell>
          <table:table-cell table:formula="of:=[.H31]/[.I31]" office:value-type="float" office:value="0.808301821082212" calcext:value-type="float">
            <text:p>0.808301821082212</text:p>
          </table:table-cell>
          <table:table-cell table:formula="of:=ABS([.J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table:formula="of:=[.C32]/[.D32]" office:value-type="float" office:value="1.05263157894737" calcext:value-type="float">
            <text:p>1.05263157894737</text:p>
          </table:table-cell>
          <table:table-cell table:formula="of:=([.F32]-[.E32])/([.F32]+[.E32])" office:value-type="float" office:value="0.243243243243243" calcext:value-type="float">
            <text:p>0.243243243243243</text:p>
          </table:table-cell>
          <table:table-cell table:formula="of:=2*SQRT([.G32]) / (1 + [.G32])" office:value-type="float" office:value="0.999671214852202" calcext:value-type="float">
            <text:p>0.999671214852202</text:p>
          </table:table-cell>
          <table:table-cell table:formula="of:=COS(([.B32]-[.$C$9])/360 * 2 * PI())" office:value-type="float" office:value="-0.5" calcext:value-type="float">
            <text:p>-0.5</text:p>
          </table:table-cell>
          <table:table-cell table:formula="of:=[.J32]^2" office:value-type="float" office:value="0.25" calcext:value-type="float">
            <text:p>0.25</text:p>
          </table:table-cell>
          <table:table-cell table:formula="of:=[.H32]/[.I32]" office:value-type="float" office:value="0.243323244312087" calcext:value-type="float">
            <text:p>0.243323244312087</text:p>
          </table:table-cell>
          <table:table-cell table:formula="of:=ABS([.J32]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33]/[.D33]" office:value-type="float" office:value="0.421052631578947" calcext:value-type="float">
            <text:p>0.421052631578947</text:p>
          </table:table-cell>
          <table:table-cell table:formula="of:=([.F33]-[.E33])/([.F33]+[.E33])" office:value-type="float" office:value="0.2" calcext:value-type="float">
            <text:p>0.2</text:p>
          </table:table-cell>
          <table:table-cell table:formula="of:=2*SQRT([.G33]) / (1 + [.G33])" office:value-type="float" office:value="0.913246518958367" calcext:value-type="float">
            <text:p>0.913246518958367</text:p>
          </table:table-cell>
          <table:table-cell table:formula="of:=COS(([.B33]-[.$C$9])/360 * 2 * PI())" office:value-type="float" office:value="-0.17364817766693" calcext:value-type="float">
            <text:p>-0.17364817766693</text:p>
          </table:table-cell>
          <table:table-cell table:formula="of:=[.J33]^2" office:value-type="float" office:value="0.0301536896070458" calcext:value-type="float">
            <text:p>0.0301536896070458</text:p>
          </table:table-cell>
          <table:table-cell table:formula="of:=[.H33]/[.I33]" office:value-type="float" office:value="0.218998918526529" calcext:value-type="float">
            <text:p>0.218998918526529</text:p>
          </table:table-cell>
          <table:table-cell table:formula="of:=ABS([.J33])" office:value-type="float" office:value="0.17364817766693" calcext:value-type="float">
            <text:p>0.1736481776669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formula="of:=[.C34]/[.D34]" office:value-type="float" office:value="0.31578947368421" calcext:value-type="float">
            <text:p>0.31578947368421</text:p>
          </table:table-cell>
          <table:table-cell table:formula="of:=([.F34]-[.E34])/([.F34]+[.E34])" office:value-type="float" office:value="0.416666666666667" calcext:value-type="float">
            <text:p>0.416666666666667</text:p>
          </table:table-cell>
          <table:table-cell table:formula="of:=2*SQRT([.G34]) / (1 + [.G34])" office:value-type="float" office:value="0.854166260162505" calcext:value-type="float">
            <text:p>0.854166260162505</text:p>
          </table:table-cell>
          <table:table-cell table:formula="of:=COS(([.B34]-[.$C$9])/360 * 2 * PI())" office:value-type="float" office:value="0.17364817766693" calcext:value-type="float">
            <text:p>0.17364817766693</text:p>
          </table:table-cell>
          <table:table-cell table:formula="of:=[.J34]^2" office:value-type="float" office:value="0.0301536896070458" calcext:value-type="float">
            <text:p>0.0301536896070458</text:p>
          </table:table-cell>
          <table:table-cell table:formula="of:=[.H34]/[.I34]" office:value-type="float" office:value="0.487805110198799" calcext:value-type="float">
            <text:p>0.487805110198799</text:p>
          </table:table-cell>
          <table:table-cell table:formula="of:=ABS([.J34])" office:value-type="float" office:value="0.17364817766693" calcext:value-type="float">
            <text:p>0.1736481776669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formula="of:=[.C35]/[.D35]" office:value-type="float" office:value="0.526315789473684" calcext:value-type="float">
            <text:p>0.526315789473684</text:p>
          </table:table-cell>
          <table:table-cell table:formula="of:=([.F35]-[.E35])/([.F35]+[.E35])" office:value-type="float" office:value="0.384615384615385" calcext:value-type="float">
            <text:p>0.384615384615385</text:p>
          </table:table-cell>
          <table:table-cell table:formula="of:=2*SQRT([.G35]) / (1 + [.G35])" office:value-type="float" office:value="0.950624051868291" calcext:value-type="float">
            <text:p>0.950624051868291</text:p>
          </table:table-cell>
          <table:table-cell table:formula="of:=COS(([.B35]-[.$C$9])/360 * 2 * PI())" office:value-type="float" office:value="0.5" calcext:value-type="float">
            <text:p>0.5</text:p>
          </table:table-cell>
          <table:table-cell table:formula="of:=[.J35]^2" office:value-type="float" office:value="0.25" calcext:value-type="float">
            <text:p>0.25</text:p>
          </table:table-cell>
          <table:table-cell table:formula="of:=[.H35]/[.I35]" office:value-type="float" office:value="0.404592524099814" calcext:value-type="float">
            <text:p>0.404592524099814</text:p>
          </table:table-cell>
          <table:table-cell table:formula="of:=ABS([.J35]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.3" calcext:value-type="float">
            <text:p>3.3</text:p>
          </table:table-cell>
          <table:table-cell table:formula="of:=[.C36]/[.D36]" office:value-type="float" office:value="1.26315789473684" calcext:value-type="float">
            <text:p>1.26315789473684</text:p>
          </table:table-cell>
          <table:table-cell table:formula="of:=([.F36]-[.E36])/([.F36]+[.E36])" office:value-type="float" office:value="0.692307692307692" calcext:value-type="float">
            <text:p>0.692307692307692</text:p>
          </table:table-cell>
          <table:table-cell table:formula="of:=2*SQRT([.G36]) / (1 + [.G36])" office:value-type="float" office:value="0.993216581584308" calcext:value-type="float">
            <text:p>0.993216581584308</text:p>
          </table:table-cell>
          <table:table-cell table:formula="of:=COS(([.B36]-[.$C$9])/360 * 2 * PI())" office:value-type="float" office:value="0.866025403784439" calcext:value-type="float">
            <text:p>0.866025403784439</text:p>
          </table:table-cell>
          <table:table-cell table:formula="of:=[.J36]^2" office:value-type="float" office:value="0.75" calcext:value-type="float">
            <text:p>0.75</text:p>
          </table:table-cell>
          <table:table-cell table:formula="of:=[.H36]/[.I36]" office:value-type="float" office:value="0.697035979004068" calcext:value-type="float">
            <text:p>0.697035979004068</text:p>
          </table:table-cell>
          <table:table-cell table:formula="of:=ABS([.J36])" office:value-type="float" office:value="0.866025403784439" calcext:value-type="float">
            <text:p>0.86602540378443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.6" calcext:value-type="float">
            <text:p>2.6</text:p>
          </table:table-cell>
          <table:table-cell office:value-type="float" office:value="0.95" calcext:value-type="float">
            <text:p>0.95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table:formula="of:=[.C37]/[.D37]" office:value-type="float" office:value="2.73684210526316" calcext:value-type="float">
            <text:p>2.73684210526316</text:p>
          </table:table-cell>
          <table:table-cell table:formula="of:=([.F37]-[.E37])/([.F37]+[.E37])" office:value-type="float" office:value="0.594202898550724" calcext:value-type="float">
            <text:p>0.594202898550724</text:p>
          </table:table-cell>
          <table:table-cell table:formula="of:=2*SQRT([.G37]) / (1 + [.G37])" office:value-type="float" office:value="0.885421613831082" calcext:value-type="float">
            <text:p>0.885421613831082</text:p>
          </table:table-cell>
          <table:table-cell table:formula="of:=COS(([.B37]-[.$C$9])/360 * 2 * PI())" office:value-type="float" office:value="0.939692620785908" calcext:value-type="float">
            <text:p>0.939692620785908</text:p>
          </table:table-cell>
          <table:table-cell table:formula="of:=[.J37]^2" office:value-type="float" office:value="0.883022221559489" calcext:value-type="float">
            <text:p>0.883022221559489</text:p>
          </table:table-cell>
          <table:table-cell table:formula="of:=[.H37]/[.I37]" office:value-type="float" office:value="0.671095994573365" calcext:value-type="float">
            <text:p>0.671095994573365</text:p>
          </table:table-cell>
          <table:table-cell table:formula="of:=ABS([.J37])" office:value-type="float" office:value="0.939692620785908" calcext:value-type="float">
            <text:p>0.93969262078590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, V</text:p>
          </table:table-cell>
          <table:table-cell office:value-type="string" calcext:value-type="string">
            <text:p>x, cm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u_1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s^2</text:p>
          </table:table-cell>
          <table:table-cell office:value-type="string" calcext:value-type="string">
            <text:p>Nu_2</text:p>
          </table:table-cell>
          <table:table-cell office:value-type="string" calcext:value-type="string">
            <text:p>abs(cos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table:formula="of:=[.C42]/[.D42]" office:value-type="float" office:value="0.68" calcext:value-type="float">
            <text:p>0.68</text:p>
          </table:table-cell>
          <table:table-cell table:formula="of:=([.F42]-[.E42])/([.F42]+[.E42])" office:value-type="float" office:value="0.583333333333333" calcext:value-type="float">
            <text:p>0.583333333333333</text:p>
          </table:table-cell>
          <table:table-cell table:formula="of:=2*SQRT([.G42]) / (1 + [.G42])" office:value-type="float" office:value="0.981691815623253" calcext:value-type="float">
            <text:p>0.981691815623253</text:p>
          </table:table-cell>
          <table:table-cell table:formula="of:=COS(([.B42]-[.$C$9])/360 * 2 * PI())" office:value-type="float" office:value="-0.529919264233205" calcext:value-type="float">
            <text:p>-0.529919264233205</text:p>
          </table:table-cell>
          <table:table-cell table:formula="of:=[.J42]^2" office:value-type="float" office:value="0.280814426605461" calcext:value-type="float">
            <text:p>0.280814426605461</text:p>
          </table:table-cell>
          <table:table-cell table:formula="of:=[.H42]/[.I42]" office:value-type="float" office:value="0.594212281339016" calcext:value-type="float">
            <text:p>0.594212281339016</text:p>
          </table:table-cell>
          <table:table-cell table:formula="of:=ABS([.J42])" office:value-type="float" office:value="0.529919264233205" calcext:value-type="float">
            <text:p>0.52991926423320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5.2" calcext:value-type="float">
            <text:p>5.2</text:p>
          </table:table-cell>
          <table:table-cell table:formula="of:=[.C43]/[.D43]" office:value-type="float" office:value="1.41666666666667" calcext:value-type="float">
            <text:p>1.41666666666667</text:p>
          </table:table-cell>
          <table:table-cell table:formula="of:=([.F43]-[.E43])/([.F43]+[.E43])" office:value-type="float" office:value="0.704918032786885" calcext:value-type="float">
            <text:p>0.704918032786885</text:p>
          </table:table-cell>
          <table:table-cell table:formula="of:=2*SQRT([.G43]) / (1 + [.G43])" office:value-type="float" office:value="0.985024610833496" calcext:value-type="float">
            <text:p>0.985024610833496</text:p>
          </table:table-cell>
          <table:table-cell table:formula="of:=COS(([.B43]-[.$C$9])/360 * 2 * PI())" office:value-type="float" office:value="-0.5" calcext:value-type="float">
            <text:p>-0.5</text:p>
          </table:table-cell>
          <table:table-cell table:formula="of:=[.J43]^2" office:value-type="float" office:value="0.25" calcext:value-type="float">
            <text:p>0.25</text:p>
          </table:table-cell>
          <table:table-cell table:formula="of:=[.H43]/[.I43]" office:value-type="float" office:value="0.715634944583167" calcext:value-type="float">
            <text:p>0.715634944583167</text:p>
          </table:table-cell>
          <table:table-cell table:formula="of:=ABS([.J43]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table:formula="of:=[.C44]/[.D44]" office:value-type="float" office:value="0.653846153846154" calcext:value-type="float">
            <text:p>0.653846153846154</text:p>
          </table:table-cell>
          <table:table-cell table:formula="of:=([.F44]-[.E44])/([.F44]+[.E44])" office:value-type="float" office:value="0.72093023255814" calcext:value-type="float">
            <text:p>0.72093023255814</text:p>
          </table:table-cell>
          <table:table-cell table:formula="of:=2*SQRT([.G44]) / (1 + [.G44])" office:value-type="float" office:value="0.977850978680402" calcext:value-type="float">
            <text:p>0.977850978680402</text:p>
          </table:table-cell>
          <table:table-cell table:formula="of:=COS(([.B44]-[.$C$9])/360 * 2 * PI())" office:value-type="float" office:value="-0.484809620246337" calcext:value-type="float">
            <text:p>-0.484809620246337</text:p>
          </table:table-cell>
          <table:table-cell table:formula="of:=[.J44]^2" office:value-type="float" office:value="0.235040367883397" calcext:value-type="float">
            <text:p>0.235040367883397</text:p>
          </table:table-cell>
          <table:table-cell table:formula="of:=[.H44]/[.I44]" office:value-type="float" office:value="0.737259815939466" calcext:value-type="float">
            <text:p>0.737259815939466</text:p>
          </table:table-cell>
          <table:table-cell table:formula="of:=ABS([.J44])" office:value-type="float" office:value="0.484809620246337" calcext:value-type="float">
            <text:p>0.48480962024633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table:formula="of:=[.C45]/[.D45]" office:value-type="float" office:value="1.41666666666667" calcext:value-type="float">
            <text:p>1.41666666666667</text:p>
          </table:table-cell>
          <table:table-cell table:formula="of:=([.F45]-[.E45])/([.F45]+[.E45])" office:value-type="float" office:value="0.781818181818182" calcext:value-type="float">
            <text:p>0.781818181818182</text:p>
          </table:table-cell>
          <table:table-cell table:formula="of:=2*SQRT([.G45]) / (1 + [.G45])" office:value-type="float" office:value="0.985024610833496" calcext:value-type="float">
            <text:p>0.985024610833496</text:p>
          </table:table-cell>
          <table:table-cell table:formula="of:=COS(([.B45]-[.$C$9])/360 * 2 * PI())" office:value-type="float" office:value="-0.469471562785891" calcext:value-type="float">
            <text:p>-0.469471562785891</text:p>
          </table:table-cell>
          <table:table-cell table:formula="of:=[.J45]^2" office:value-type="float" office:value="0.220403548264626" calcext:value-type="float">
            <text:p>0.220403548264626</text:p>
          </table:table-cell>
          <table:table-cell table:formula="of:=[.H45]/[.I45]" office:value-type="float" office:value="0.793704211264968" calcext:value-type="float">
            <text:p>0.793704211264968</text:p>
          </table:table-cell>
          <table:table-cell table:formula="of:=ABS([.J45])" office:value-type="float" office:value="0.469471562785891" calcext:value-type="float">
            <text:p>0.46947156278589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 table:formula="of:=[.C46]/[.D46]" office:value-type="float" office:value="0.708333333333333" calcext:value-type="float">
            <text:p>0.708333333333333</text:p>
          </table:table-cell>
          <table:table-cell table:formula="of:=([.F46]-[.E46])/([.F46]+[.E46])" office:value-type="float" office:value="0.753086419753086" calcext:value-type="float">
            <text:p>0.753086419753086</text:p>
          </table:table-cell>
          <table:table-cell table:formula="of:=2*SQRT([.G46]) / (1 + [.G46])" office:value-type="float" office:value="0.985317554962154" calcext:value-type="float">
            <text:p>0.985317554962154</text:p>
          </table:table-cell>
          <table:table-cell table:formula="of:=COS(([.B46]-[.$C$9])/360 * 2 * PI())" office:value-type="float" office:value="-0.453990499739547" calcext:value-type="float">
            <text:p>-0.453990499739547</text:p>
          </table:table-cell>
          <table:table-cell table:formula="of:=[.J46]^2" office:value-type="float" office:value="0.206107373853763" calcext:value-type="float">
            <text:p>0.206107373853763</text:p>
          </table:table-cell>
          <table:table-cell table:formula="of:=[.H46]/[.I46]" office:value-type="float" office:value="0.764308334871809" calcext:value-type="float">
            <text:p>0.764308334871809</text:p>
          </table:table-cell>
          <table:table-cell table:formula="of:=ABS([.J46])" office:value-type="float" office:value="0.453990499739547" calcext:value-type="float">
            <text:p>0.45399049973954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5.1" calcext:value-type="float">
            <text:p>5.1</text:p>
          </table:table-cell>
          <table:table-cell table:formula="of:=[.C47]/[.D47]" office:value-type="float" office:value="1.41666666666667" calcext:value-type="float">
            <text:p>1.41666666666667</text:p>
          </table:table-cell>
          <table:table-cell table:formula="of:=([.F47]-[.E47])/([.F47]+[.E47])" office:value-type="float" office:value="0.728813559322034" calcext:value-type="float">
            <text:p>0.728813559322034</text:p>
          </table:table-cell>
          <table:table-cell table:formula="of:=2*SQRT([.G47]) / (1 + [.G47])" office:value-type="float" office:value="0.985024610833496" calcext:value-type="float">
            <text:p>0.985024610833496</text:p>
          </table:table-cell>
          <table:table-cell table:formula="of:=COS(([.B47]-[.$C$9])/360 * 2 * PI())" office:value-type="float" office:value="-0.438371146789078" calcext:value-type="float">
            <text:p>-0.438371146789078</text:p>
          </table:table-cell>
          <table:table-cell table:formula="of:=[.J47]^2" office:value-type="float" office:value="0.192169262337171" calcext:value-type="float">
            <text:p>0.192169262337171</text:p>
          </table:table-cell>
          <table:table-cell table:formula="of:=[.H47]/[.I47]" office:value-type="float" office:value="0.739893756263953" calcext:value-type="float">
            <text:p>0.739893756263953</text:p>
          </table:table-cell>
          <table:table-cell table:formula="of:=ABS([.J47])" office:value-type="float" office:value="0.438371146789078" calcext:value-type="float">
            <text:p>0.43837114678907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table:formula="of:=[.C48]/[.D48]" office:value-type="float" office:value="0.428571428571429" calcext:value-type="float">
            <text:p>0.428571428571429</text:p>
          </table:table-cell>
          <table:table-cell table:formula="of:=([.F48]-[.E48])/([.F48]+[.E48])" office:value-type="float" office:value="0.7" calcext:value-type="float">
            <text:p>0.7</text:p>
          </table:table-cell>
          <table:table-cell table:formula="of:=2*SQRT([.G48]) / (1 + [.G48])" office:value-type="float" office:value="0.916515138991168" calcext:value-type="float">
            <text:p>0.916515138991168</text:p>
          </table:table-cell>
          <table:table-cell table:formula="of:=COS(([.B48]-[.$C$9])/360 * 2 * PI())" office:value-type="float" office:value="-0.422618261740699" calcext:value-type="float">
            <text:p>-0.422618261740699</text:p>
          </table:table-cell>
          <table:table-cell table:formula="of:=[.J48]^2" office:value-type="float" office:value="0.17860619515673" calcext:value-type="float">
            <text:p>0.17860619515673</text:p>
          </table:table-cell>
          <table:table-cell table:formula="of:=[.H48]/[.I48]" office:value-type="float" office:value="0.763762615825973" calcext:value-type="float">
            <text:p>0.763762615825973</text:p>
          </table:table-cell>
          <table:table-cell table:formula="of:=ABS([.J48])" office:value-type="float" office:value="0.422618261740699" calcext:value-type="float">
            <text:p>0.42261826174069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table:formula="of:=[.C49]/[.D49]" office:value-type="float" office:value="0.65" calcext:value-type="float">
            <text:p>0.65</text:p>
          </table:table-cell>
          <table:table-cell table:formula="of:=([.F49]-[.E49])/([.F49]+[.E49])" office:value-type="float" office:value="0.696969696969697" calcext:value-type="float">
            <text:p>0.696969696969697</text:p>
          </table:table-cell>
          <table:table-cell table:formula="of:=2*SQRT([.G49]) / (1 + [.G49])" office:value-type="float" office:value="0.977243363430127" calcext:value-type="float">
            <text:p>0.977243363430127</text:p>
          </table:table-cell>
          <table:table-cell table:formula="of:=COS(([.B49]-[.$C$9])/360 * 2 * PI())" office:value-type="float" office:value="-0.4067366430758" calcext:value-type="float">
            <text:p>-0.4067366430758</text:p>
          </table:table-cell>
          <table:table-cell table:formula="of:=[.J49]^2" office:value-type="float" office:value="0.165434696820571" calcext:value-type="float">
            <text:p>0.165434696820571</text:p>
          </table:table-cell>
          <table:table-cell table:formula="of:=[.H49]/[.I49]" office:value-type="float" office:value="0.713199723887948" calcext:value-type="float">
            <text:p>0.713199723887948</text:p>
          </table:table-cell>
          <table:table-cell table:formula="of:=ABS([.J49])" office:value-type="float" office:value="0.4067366430758" calcext:value-type="float">
            <text:p>0.406736643075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table:formula="of:=[.C50]/[.D50]" office:value-type="float" office:value="0.928571428571429" calcext:value-type="float">
            <text:p>0.928571428571429</text:p>
          </table:table-cell>
          <table:table-cell table:formula="of:=([.F50]-[.E50])/([.F50]+[.E50])" office:value-type="float" office:value="0.692307692307692" calcext:value-type="float">
            <text:p>0.692307692307692</text:p>
          </table:table-cell>
          <table:table-cell table:formula="of:=2*SQRT([.G50]) / (1 + [.G50])" office:value-type="float" office:value="0.999313893572744" calcext:value-type="float">
            <text:p>0.999313893572744</text:p>
          </table:table-cell>
          <table:table-cell table:formula="of:=COS(([.B50]-[.$C$9])/360 * 2 * PI())" office:value-type="float" office:value="-0.390731128489274" calcext:value-type="float">
            <text:p>-0.390731128489274</text:p>
          </table:table-cell>
          <table:table-cell table:formula="of:=[.J50]^2" office:value-type="float" office:value="0.152670814770501" calcext:value-type="float">
            <text:p>0.152670814770501</text:p>
          </table:table-cell>
          <table:table-cell table:formula="of:=[.H50]/[.I50]" office:value-type="float" office:value="0.692783015187106" calcext:value-type="float">
            <text:p>0.692783015187106</text:p>
          </table:table-cell>
          <table:table-cell table:formula="of:=ABS([.J50])" office:value-type="float" office:value="0.390731128489274" calcext:value-type="float">
            <text:p>0.39073112848927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65" calcext:value-type="float">
            <text:p>0.6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[.C51]/[.D51]" office:value-type="float" office:value="0.433333333333333" calcext:value-type="float">
            <text:p>0.433333333333333</text:p>
          </table:table-cell>
          <table:table-cell table:formula="of:=([.F51]-[.E51])/([.F51]+[.E51])" office:value-type="float" office:value="0.534883720930232" calcext:value-type="float">
            <text:p>0.534883720930232</text:p>
          </table:table-cell>
          <table:table-cell table:formula="of:=2*SQRT([.G51]) / (1 + [.G51])" office:value-type="float" office:value="0.918531053866581" calcext:value-type="float">
            <text:p>0.918531053866581</text:p>
          </table:table-cell>
          <table:table-cell table:formula="of:=COS(([.B51]-[.$C$9])/360 * 2 * PI())" office:value-type="float" office:value="-0.3583679495453" calcext:value-type="float">
            <text:p>-0.3583679495453</text:p>
          </table:table-cell>
          <table:table-cell table:formula="of:=[.J51]^2" office:value-type="float" office:value="0.128427587261303" calcext:value-type="float">
            <text:p>0.128427587261303</text:p>
          </table:table-cell>
          <table:table-cell table:formula="of:=[.H51]/[.I51]" office:value-type="float" office:value="0.582325136073108" calcext:value-type="float">
            <text:p>0.582325136073108</text:p>
          </table:table-cell>
          <table:table-cell table:formula="of:=ABS([.J51])" office:value-type="float" office:value="0.3583679495453" calcext:value-type="float">
            <text:p>0.358367949545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65" calcext:value-type="float">
            <text:p>0.6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table:formula="of:=[.C52]/[.D52]" office:value-type="float" office:value="0.722222222222222" calcext:value-type="float">
            <text:p>0.722222222222222</text:p>
          </table:table-cell>
          <table:table-cell table:formula="of:=([.F52]-[.E52])/([.F52]+[.E52])" office:value-type="float" office:value="0.5" calcext:value-type="float">
            <text:p>0.5</text:p>
          </table:table-cell>
          <table:table-cell table:formula="of:=2*SQRT([.G52]) / (1 + [.G52])" office:value-type="float" office:value="0.986907002630861" calcext:value-type="float">
            <text:p>0.986907002630861</text:p>
          </table:table-cell>
          <table:table-cell table:formula="of:=COS(([.B52]-[.$C$9])/360 * 2 * PI())" office:value-type="float" office:value="-0.325568154457156" calcext:value-type="float">
            <text:p>-0.325568154457156</text:p>
          </table:table-cell>
          <table:table-cell table:formula="of:=[.J52]^2" office:value-type="float" office:value="0.105994623196639" calcext:value-type="float">
            <text:p>0.105994623196639</text:p>
          </table:table-cell>
          <table:table-cell table:formula="of:=[.H52]/[.I52]" office:value-type="float" office:value="0.506633349106975" calcext:value-type="float">
            <text:p>0.506633349106975</text:p>
          </table:table-cell>
          <table:table-cell table:formula="of:=ABS([.J52])" office:value-type="float" office:value="0.325568154457156" calcext:value-type="float">
            <text:p>0.32556815445715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65" calcext:value-type="float">
            <text:p>0.65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table:formula="of:=[.C53]/[.D53]" office:value-type="float" office:value="0.5" calcext:value-type="float">
            <text:p>0.5</text:p>
          </table:table-cell>
          <table:table-cell table:formula="of:=([.F53]-[.E53])/([.F53]+[.E53])" office:value-type="float" office:value="0.263157894736842" calcext:value-type="float">
            <text:p>0.263157894736842</text:p>
          </table:table-cell>
          <table:table-cell table:formula="of:=2*SQRT([.G53]) / (1 + [.G53])" office:value-type="float" office:value="0.942809041582063" calcext:value-type="float">
            <text:p>0.942809041582063</text:p>
          </table:table-cell>
          <table:table-cell table:formula="of:=COS(([.B53]-[.$C$9])/360 * 2 * PI())" office:value-type="float" office:value="-0.275637355816999" calcext:value-type="float">
            <text:p>-0.275637355816999</text:p>
          </table:table-cell>
          <table:table-cell table:formula="of:=[.J53]^2" office:value-type="float" office:value="0.0759759519217869" calcext:value-type="float">
            <text:p>0.0759759519217869</text:p>
          </table:table-cell>
          <table:table-cell table:formula="of:=[.H53]/[.I53]" office:value-type="float" office:value="0.279121097836795" calcext:value-type="float">
            <text:p>0.279121097836795</text:p>
          </table:table-cell>
          <table:table-cell table:formula="of:=ABS([.J53])" office:value-type="float" office:value="0.275637355816999" calcext:value-type="float">
            <text:p>0.27563735581699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8" calcext:value-type="float">
            <text:p>28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.8" calcext:value-type="float">
            <text:p>3.8</text:p>
          </table:table-cell>
          <table:table-cell office:value-type="float" office:value="4.8" calcext:value-type="float">
            <text:p>4.8</text:p>
          </table:table-cell>
          <table:table-cell table:formula="of:=[.C54]/[.D54]" office:value-type="float" office:value="0.653846153846154" calcext:value-type="float">
            <text:p>0.653846153846154</text:p>
          </table:table-cell>
          <table:table-cell table:formula="of:=([.F54]-[.E54])/([.F54]+[.E54])" office:value-type="float" office:value="0.116279069767442" calcext:value-type="float">
            <text:p>0.116279069767442</text:p>
          </table:table-cell>
          <table:table-cell table:formula="of:=2*SQRT([.G54]) / (1 + [.G54])" office:value-type="float" office:value="0.977850978680402" calcext:value-type="float">
            <text:p>0.977850978680402</text:p>
          </table:table-cell>
          <table:table-cell table:formula="of:=COS(([.B54]-[.$C$9])/360 * 2 * PI())" office:value-type="float" office:value="-0.207911690817759" calcext:value-type="float">
            <text:p>-0.207911690817759</text:p>
          </table:table-cell>
          <table:table-cell table:formula="of:=[.J54]^2" office:value-type="float" office:value="0.0432272711786995" calcext:value-type="float">
            <text:p>0.0432272711786995</text:p>
          </table:table-cell>
          <table:table-cell table:formula="of:=[.H54]/[.I54]" office:value-type="float" office:value="0.118912873538624" calcext:value-type="float">
            <text:p>0.118912873538624</text:p>
          </table:table-cell>
          <table:table-cell table:formula="of:=ABS([.J54])" office:value-type="float" office:value="0.207911690817759" calcext:value-type="float">
            <text:p>0.20791169081775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6.6" calcext:value-type="float">
            <text:p>6.6</text:p>
          </table:table-cell>
          <table:table-cell office:value-type="float" office:value="7.3" calcext:value-type="float">
            <text:p>7.3</text:p>
          </table:table-cell>
          <table:table-cell table:formula="of:=[.C55]/[.D55]" office:value-type="float" office:value="0.34" calcext:value-type="float">
            <text:p>0.34</text:p>
          </table:table-cell>
          <table:table-cell table:formula="of:=([.F55]-[.E55])/([.F55]+[.E55])" office:value-type="float" office:value="0.0503597122302158" calcext:value-type="float">
            <text:p>0.0503597122302158</text:p>
          </table:table-cell>
          <table:table-cell table:formula="of:=2*SQRT([.G55]) / (1 + [.G55])" office:value-type="float" office:value="0.870291327588851" calcext:value-type="float">
            <text:p>0.870291327588851</text:p>
          </table:table-cell>
          <table:table-cell table:formula="of:=COS(([.B55]-[.$C$9])/360 * 2 * PI())" office:value-type="float" office:value="-0.104528463267653" calcext:value-type="float">
            <text:p>-0.104528463267653</text:p>
          </table:table-cell>
          <table:table-cell table:formula="of:=[.J55]^2" office:value-type="float" office:value="0.0109261996330972" calcext:value-type="float">
            <text:p>0.0109261996330972</text:p>
          </table:table-cell>
          <table:table-cell table:formula="of:=[.H55]/[.I55]" office:value-type="float" office:value="0.0578653499509616" calcext:value-type="float">
            <text:p>0.0578653499509616</text:p>
          </table:table-cell>
          <table:table-cell table:formula="of:=ABS([.J55])" office:value-type="float" office:value="0.104528463267653" calcext:value-type="float">
            <text:p>0.10452846326765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6.9" calcext:value-type="float">
            <text:p>6.9</text:p>
          </table:table-cell>
          <table:table-cell table:formula="of:=[.C56]/[.D56]" office:value-type="float" office:value="0.369565217391304" calcext:value-type="float">
            <text:p>0.369565217391304</text:p>
          </table:table-cell>
          <table:table-cell table:formula="of:=([.F56]-[.E56])/([.F56]+[.E56])" office:value-type="float" office:value="0.15" calcext:value-type="float">
            <text:p>0.15</text:p>
          </table:table-cell>
          <table:table-cell table:formula="of:=2*SQRT([.G56]) / (1 + [.G56])" office:value-type="float" office:value="0.887754378038702" calcext:value-type="float">
            <text:p>0.887754378038702</text:p>
          </table:table-cell>
          <table:table-cell table:formula="of:=COS(([.B56]-[.$C$9])/360 * 2 * PI())" office:value-type="float" office:value="6.12323399573677E-017" calcext:value-type="float">
            <text:p>6.12323399573677E-17</text:p>
          </table:table-cell>
          <table:table-cell table:formula="of:=[.J56]^2" office:value-type="float" office:value="3.74939945665464E-033" calcext:value-type="float">
            <text:p>3.74939945665464E-33</text:p>
          </table:table-cell>
          <table:table-cell table:formula="of:=[.H56]/[.I56]" office:value-type="float" office:value="0.168965655040071" calcext:value-type="float">
            <text:p>0.168965655040071</text:p>
          </table:table-cell>
          <table:table-cell table:formula="of:=ABS([.J56])" office:value-type="float" office:value="6.12323399573677E-017" calcext:value-type="float">
            <text:p>6.12323399573677E-1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table:formula="of:=[.C57]/[.D57]" office:value-type="float" office:value="0.566666666666667" calcext:value-type="float">
            <text:p>0.566666666666667</text:p>
          </table:table-cell>
          <table:table-cell table:formula="of:=([.F57]-[.E57])/([.F57]+[.E57])" office:value-type="float" office:value="0.0752688172043011" calcext:value-type="float">
            <text:p>0.0752688172043011</text:p>
          </table:table-cell>
          <table:table-cell table:formula="of:=2*SQRT([.G57]) / (1 + [.G57])" office:value-type="float" office:value="0.960986365160529" calcext:value-type="float">
            <text:p>0.960986365160529</text:p>
          </table:table-cell>
          <table:table-cell table:formula="of:=COS(([.B57]-[.$C$9])/360 * 2 * PI())" office:value-type="float" office:value="0.139173100960065" calcext:value-type="float">
            <text:p>0.139173100960065</text:p>
          </table:table-cell>
          <table:table-cell table:formula="of:=[.J57]^2" office:value-type="float" office:value="0.0193691520308406" calcext:value-type="float">
            <text:p>0.0193691520308406</text:p>
          </table:table-cell>
          <table:table-cell table:formula="of:=[.H57]/[.I57]" office:value-type="float" office:value="0.0783245422964224" calcext:value-type="float">
            <text:p>0.0783245422964224</text:p>
          </table:table-cell>
          <table:table-cell table:formula="of:=ABS([.J57])" office:value-type="float" office:value="0.139173100960065" calcext:value-type="float">
            <text:p>0.13917310096006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table:formula="of:=[.C58]/[.D58]" office:value-type="float" office:value="1" calcext:value-type="float">
            <text:p>1</text:p>
          </table:table-cell>
          <table:table-cell table:formula="of:=([.F58]-[.E58])/([.F58]+[.E58])" office:value-type="float" office:value="0.0746268656716418" calcext:value-type="float">
            <text:p>0.0746268656716418</text:p>
          </table:table-cell>
          <table:table-cell table:formula="of:=2*SQRT([.G58]) / (1 + [.G58])" office:value-type="float" office:value="1" calcext:value-type="float">
            <text:p>1</text:p>
          </table:table-cell>
          <table:table-cell table:formula="of:=COS(([.B58]-[.$C$9])/360 * 2 * PI())" office:value-type="float" office:value="0.241921895599668" calcext:value-type="float">
            <text:p>0.241921895599668</text:p>
          </table:table-cell>
          <table:table-cell table:formula="of:=[.J58]^2" office:value-type="float" office:value="0.0585262035705365" calcext:value-type="float">
            <text:p>0.0585262035705365</text:p>
          </table:table-cell>
          <table:table-cell table:formula="of:=[.H58]/[.I58]" office:value-type="float" office:value="0.0746268656716418" calcext:value-type="float">
            <text:p>0.0746268656716418</text:p>
          </table:table-cell>
          <table:table-cell table:formula="of:=ABS([.J58])" office:value-type="float" office:value="0.241921895599668" calcext:value-type="float">
            <text:p>0.24192189559966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table:formula="of:=[.C59]/[.D59]" office:value-type="float" office:value="0.607142857142857" calcext:value-type="float">
            <text:p>0.607142857142857</text:p>
          </table:table-cell>
          <table:table-cell table:formula="of:=([.F59]-[.E59])/([.F59]+[.E59])" office:value-type="float" office:value="0.0666666666666666" calcext:value-type="float">
            <text:p>0.0666666666666666</text:p>
          </table:table-cell>
          <table:table-cell table:formula="of:=2*SQRT([.G59]) / (1 + [.G59])" office:value-type="float" office:value="0.96966329907873" calcext:value-type="float">
            <text:p>0.96966329907873</text:p>
          </table:table-cell>
          <table:table-cell table:formula="of:=COS(([.B59]-[.$C$9])/360 * 2 * PI())" office:value-type="float" office:value="0.342020143325669" calcext:value-type="float">
            <text:p>0.342020143325669</text:p>
          </table:table-cell>
          <table:table-cell table:formula="of:=[.J59]^2" office:value-type="float" office:value="0.116977778440511" calcext:value-type="float">
            <text:p>0.116977778440511</text:p>
          </table:table-cell>
          <table:table-cell table:formula="of:=[.H59]/[.I59]" office:value-type="float" office:value="0.0687523872771158" calcext:value-type="float">
            <text:p>0.0687523872771158</text:p>
          </table:table-cell>
          <table:table-cell table:formula="of:=ABS([.J59])" office:value-type="float" office:value="0.342020143325669" calcext:value-type="float">
            <text:p>0.34202014332566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5" calcext:value-type="float">
            <text:p>4.5</text:p>
          </table:table-cell>
          <table:table-cell table:formula="of:=[.C60]/[.D60]" office:value-type="float" office:value="0.68" calcext:value-type="float">
            <text:p>0.68</text:p>
          </table:table-cell>
          <table:table-cell table:formula="of:=([.F60]-[.E60])/([.F60]+[.E60])" office:value-type="float" office:value="0.111111111111111" calcext:value-type="float">
            <text:p>0.111111111111111</text:p>
          </table:table-cell>
          <table:table-cell table:formula="of:=2*SQRT([.G60]) / (1 + [.G60])" office:value-type="float" office:value="0.981691815623253" calcext:value-type="float">
            <text:p>0.981691815623253</text:p>
          </table:table-cell>
          <table:table-cell table:formula="of:=COS(([.B60]-[.$C$9])/360 * 2 * PI())" office:value-type="float" office:value="0.4067366430758" calcext:value-type="float">
            <text:p>0.4067366430758</text:p>
          </table:table-cell>
          <table:table-cell table:formula="of:=[.J60]^2" office:value-type="float" office:value="0.165434696820571" calcext:value-type="float">
            <text:p>0.165434696820571</text:p>
          </table:table-cell>
          <table:table-cell table:formula="of:=[.H60]/[.I60]" office:value-type="float" office:value="0.113183291683622" calcext:value-type="float">
            <text:p>0.113183291683622</text:p>
          </table:table-cell>
          <table:table-cell table:formula="of:=ABS([.J60])" office:value-type="float" office:value="0.4067366430758" calcext:value-type="float">
            <text:p>0.4067366430758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table:formula="of:=[.C61]/[.D61]" office:value-type="float" office:value="0.566666666666667" calcext:value-type="float">
            <text:p>0.566666666666667</text:p>
          </table:table-cell>
          <table:table-cell table:formula="of:=([.F61]-[.E61])/([.F61]+[.E61])" office:value-type="float" office:value="0.290322580645161" calcext:value-type="float">
            <text:p>0.290322580645161</text:p>
          </table:table-cell>
          <table:table-cell table:formula="of:=2*SQRT([.G61]) / (1 + [.G61])" office:value-type="float" office:value="0.960986365160529" calcext:value-type="float">
            <text:p>0.960986365160529</text:p>
          </table:table-cell>
          <table:table-cell table:formula="of:=COS(([.B61]-[.$C$9])/360 * 2 * PI())" office:value-type="float" office:value="0.469471562785891" calcext:value-type="float">
            <text:p>0.469471562785891</text:p>
          </table:table-cell>
          <table:table-cell table:formula="of:=[.J61]^2" office:value-type="float" office:value="0.220403548264627" calcext:value-type="float">
            <text:p>0.220403548264627</text:p>
          </table:table-cell>
          <table:table-cell table:formula="of:=[.H61]/[.I61]" office:value-type="float" office:value="0.302108948857629" calcext:value-type="float">
            <text:p>0.302108948857629</text:p>
          </table:table-cell>
          <table:table-cell table:formula="of:=ABS([.J61])" office:value-type="float" office:value="0.469471562785891" calcext:value-type="float">
            <text:p>0.46947156278589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table:formula="of:=[.C62]/[.D62]" office:value-type="float" office:value="0.566666666666667" calcext:value-type="float">
            <text:p>0.566666666666667</text:p>
          </table:table-cell>
          <table:table-cell table:formula="of:=([.F62]-[.E62])/([.F62]+[.E62])" office:value-type="float" office:value="0.489361702127659" calcext:value-type="float">
            <text:p>0.489361702127659</text:p>
          </table:table-cell>
          <table:table-cell table:formula="of:=2*SQRT([.G62]) / (1 + [.G62])" office:value-type="float" office:value="0.960986365160529" calcext:value-type="float">
            <text:p>0.960986365160529</text:p>
          </table:table-cell>
          <table:table-cell table:formula="of:=COS(([.B62]-[.$C$9])/360 * 2 * PI())" office:value-type="float" office:value="0.5" calcext:value-type="float">
            <text:p>0.5</text:p>
          </table:table-cell>
          <table:table-cell table:formula="of:=[.J62]^2" office:value-type="float" office:value="0.25" calcext:value-type="float">
            <text:p>0.25</text:p>
          </table:table-cell>
          <table:table-cell table:formula="of:=[.H62]/[.I62]" office:value-type="float" office:value="0.509228559185555" calcext:value-type="float">
            <text:p>0.509228559185555</text:p>
          </table:table-cell>
          <table:table-cell table:formula="of:=ABS([.J62]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7.1" calcext:value-type="float">
            <text:p>7.1</text:p>
          </table:table-cell>
          <table:table-cell table:formula="of:=[.C63]/[.D63]" office:value-type="float" office:value="0.566666666666667" calcext:value-type="float">
            <text:p>0.566666666666667</text:p>
          </table:table-cell>
          <table:table-cell table:formula="of:=([.F63]-[.E63])/([.F63]+[.E63])" office:value-type="float" office:value="0.543478260869565" calcext:value-type="float">
            <text:p>0.543478260869565</text:p>
          </table:table-cell>
          <table:table-cell table:formula="of:=2*SQRT([.G63]) / (1 + [.G63])" office:value-type="float" office:value="0.960986365160529" calcext:value-type="float">
            <text:p>0.960986365160529</text:p>
          </table:table-cell>
          <table:table-cell table:formula="of:=COS(([.B63]-[.$C$9])/360 * 2 * PI())" office:value-type="float" office:value="0.515038074910054" calcext:value-type="float">
            <text:p>0.515038074910054</text:p>
          </table:table-cell>
          <table:table-cell table:formula="of:=[.J63]^2" office:value-type="float" office:value="0.265264218607055" calcext:value-type="float">
            <text:p>0.265264218607055</text:p>
          </table:table-cell>
          <table:table-cell table:formula="of:=[.H63]/[.I63]" office:value-type="float" office:value="0.565542114407398" calcext:value-type="float">
            <text:p>0.565542114407398</text:p>
          </table:table-cell>
          <table:table-cell table:formula="of:=ABS([.J63])" office:value-type="float" office:value="0.515038074910054" calcext:value-type="float">
            <text:p>0.51503807491005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2.1" calcext:value-type="float">
            <text:p>2.1</text:p>
          </table:table-cell>
          <table:table-cell office:value-type="float" office:value="7.7" calcext:value-type="float">
            <text:p>7.7</text:p>
          </table:table-cell>
          <table:table-cell table:formula="of:=[.C64]/[.D64]" office:value-type="float" office:value="0.548387096774194" calcext:value-type="float">
            <text:p>0.548387096774194</text:p>
          </table:table-cell>
          <table:table-cell table:formula="of:=([.F64]-[.E64])/([.F64]+[.E64])" office:value-type="float" office:value="0.571428571428571" calcext:value-type="float">
            <text:p>0.571428571428571</text:p>
          </table:table-cell>
          <table:table-cell table:formula="of:=2*SQRT([.G64]) / (1 + [.G64])" office:value-type="float" office:value="0.956520023604083" calcext:value-type="float">
            <text:p>0.956520023604083</text:p>
          </table:table-cell>
          <table:table-cell table:formula="of:=COS(([.B64]-[.$C$9])/360 * 2 * PI())" office:value-type="float" office:value="0.529919264233205" calcext:value-type="float">
            <text:p>0.529919264233205</text:p>
          </table:table-cell>
          <table:table-cell table:formula="of:=[.J64]^2" office:value-type="float" office:value="0.280814426605461" calcext:value-type="float">
            <text:p>0.280814426605461</text:p>
          </table:table-cell>
          <table:table-cell table:formula="of:=[.H64]/[.I64]" office:value-type="float" office:value="0.597403668848958" calcext:value-type="float">
            <text:p>0.597403668848958</text:p>
          </table:table-cell>
          <table:table-cell table:formula="of:=ABS([.J64])" office:value-type="float" office:value="0.529919264233205" calcext:value-type="float">
            <text:p>0.529919264233205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table:formula="of:=[.C65]/[.D65]" office:value-type="float" office:value="0.85" calcext:value-type="float">
            <text:p>0.85</text:p>
          </table:table-cell>
          <table:table-cell table:formula="of:=([.F65]-[.E65])/([.F65]+[.E65])" office:value-type="float" office:value="0.666666666666667" calcext:value-type="float">
            <text:p>0.666666666666667</text:p>
          </table:table-cell>
          <table:table-cell table:formula="of:=2*SQRT([.G65]) / (1 + [.G65])" office:value-type="float" office:value="0.996707508896528" calcext:value-type="float">
            <text:p>0.996707508896528</text:p>
          </table:table-cell>
          <table:table-cell table:formula="of:=COS(([.B65]-[.$C$9])/360 * 2 * PI())" office:value-type="float" office:value="0.544639035015027" calcext:value-type="float">
            <text:p>0.544639035015027</text:p>
          </table:table-cell>
          <table:table-cell table:formula="of:=[.J65]^2" office:value-type="float" office:value="0.2966316784621" calcext:value-type="float">
            <text:p>0.2966316784621</text:p>
          </table:table-cell>
          <table:table-cell table:formula="of:=[.H65]/[.I65]" office:value-type="float" office:value="0.668868911607523" calcext:value-type="float">
            <text:p>0.668868911607523</text:p>
          </table:table-cell>
          <table:table-cell table:formula="of:=ABS([.J65])" office:value-type="float" office:value="0.544639035015027" calcext:value-type="float">
            <text:p>0.544639035015027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4.8" calcext:value-type="float">
            <text:p>4.8</text:p>
          </table:table-cell>
          <table:table-cell table:formula="of:=[.C66]/[.D66]" office:value-type="float" office:value="1.13333333333333" calcext:value-type="float">
            <text:p>1.13333333333333</text:p>
          </table:table-cell>
          <table:table-cell table:formula="of:=([.F66]-[.E66])/([.F66]+[.E66])" office:value-type="float" office:value="0.68421052631579" calcext:value-type="float">
            <text:p>0.68421052631579</text:p>
          </table:table-cell>
          <table:table-cell table:formula="of:=2*SQRT([.G66]) / (1 + [.G66])" office:value-type="float" office:value="0.998044963916957" calcext:value-type="float">
            <text:p>0.998044963916957</text:p>
          </table:table-cell>
          <table:table-cell table:formula="of:=COS(([.B66]-[.$C$9])/360 * 2 * PI())" office:value-type="float" office:value="0.559192903470747" calcext:value-type="float">
            <text:p>0.559192903470747</text:p>
          </table:table-cell>
          <table:table-cell table:formula="of:=[.J66]^2" office:value-type="float" office:value="0.312696703292044" calcext:value-type="float">
            <text:p>0.312696703292044</text:p>
          </table:table-cell>
          <table:table-cell table:formula="of:=[.H66]/[.I66]" office:value-type="float" office:value="0.685550802872164" calcext:value-type="float">
            <text:p>0.685550802872164</text:p>
          </table:table-cell>
          <table:table-cell table:formula="of:=ABS([.J66])" office:value-type="float" office:value="0.559192903470747" calcext:value-type="float">
            <text:p>0.55919290347074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table:formula="of:=[.C67]/[.D67]" office:value-type="float" office:value="4.25" calcext:value-type="float">
            <text:p>4.25</text:p>
          </table:table-cell>
          <table:table-cell table:formula="of:=([.F67]-[.E67])/([.F67]+[.E67])" office:value-type="float" office:value="0.666666666666667" calcext:value-type="float">
            <text:p>0.666666666666667</text:p>
          </table:table-cell>
          <table:table-cell table:formula="of:=2*SQRT([.G67]) / (1 + [.G67])" office:value-type="float" office:value="0.785353452498602" calcext:value-type="float">
            <text:p>0.785353452498602</text:p>
          </table:table-cell>
          <table:table-cell table:formula="of:=COS(([.B67]-[.$C$9])/360 * 2 * PI())" office:value-type="float" office:value="0.587785252292473" calcext:value-type="float">
            <text:p>0.587785252292473</text:p>
          </table:table-cell>
          <table:table-cell table:formula="of:=[.J67]^2" office:value-type="float" office:value="0.345491502812526" calcext:value-type="float">
            <text:p>0.345491502812526</text:p>
          </table:table-cell>
          <table:table-cell table:formula="of:=[.H67]/[.I67]" office:value-type="float" office:value="0.848874687627165" calcext:value-type="float">
            <text:p>0.848874687627165</text:p>
          </table:table-cell>
          <table:table-cell table:formula="of:=ABS([.J67])" office:value-type="float" office:value="0.587785252292473" calcext:value-type="float">
            <text:p>0.587785252292473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table:formula="of:=[.C68]/[.D68]" office:value-type="float" office:value="0.548387096774194" calcext:value-type="float">
            <text:p>0.548387096774194</text:p>
          </table:table-cell>
          <table:table-cell table:formula="of:=([.F68]-[.E68])/([.F68]+[.E68])" office:value-type="float" office:value="0.63265306122449" calcext:value-type="float">
            <text:p>0.63265306122449</text:p>
          </table:table-cell>
          <table:table-cell table:formula="of:=2*SQRT([.G68]) / (1 + [.G68])" office:value-type="float" office:value="0.956520023604083" calcext:value-type="float">
            <text:p>0.956520023604083</text:p>
          </table:table-cell>
          <table:table-cell table:formula="of:=COS(([.B68]-[.$C$9])/360 * 2 * PI())" office:value-type="float" office:value="0.559192903470747" calcext:value-type="float">
            <text:p>0.559192903470747</text:p>
          </table:table-cell>
          <table:table-cell table:formula="of:=[.J68]^2" office:value-type="float" office:value="0.312696703292044" calcext:value-type="float">
            <text:p>0.312696703292044</text:p>
          </table:table-cell>
          <table:table-cell table:formula="of:=[.H68]/[.I68]" office:value-type="float" office:value="0.661411204797061" calcext:value-type="float">
            <text:p>0.661411204797061</text:p>
          </table:table-cell>
          <table:table-cell table:formula="of:=ABS([.J68])" office:value-type="float" office:value="0.559192903470747" calcext:value-type="float">
            <text:p>0.55919290347074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3.5" calcext:value-type="float">
            <text:p>3.5</text:p>
          </table:table-cell>
          <table:table-cell table:formula="of:=[.C69]/[.D69]" office:value-type="float" office:value="0.5" calcext:value-type="float">
            <text:p>0.5</text:p>
          </table:table-cell>
          <table:table-cell table:formula="of:=([.F69]-[.E69])/([.F69]+[.E69])" office:value-type="float" office:value="0.666666666666667" calcext:value-type="float">
            <text:p>0.666666666666667</text:p>
          </table:table-cell>
          <table:table-cell table:formula="of:=2*SQRT([.G69]) / (1 + [.G69])" office:value-type="float" office:value="0.942809041582063" calcext:value-type="float">
            <text:p>0.942809041582063</text:p>
          </table:table-cell>
          <table:table-cell table:formula="of:=COS(([.B69]-[.$C$9])/360 * 2 * PI())" office:value-type="float" office:value="0.573576436351046" calcext:value-type="float">
            <text:p>0.573576436351046</text:p>
          </table:table-cell>
          <table:table-cell table:formula="of:=[.J69]^2" office:value-type="float" office:value="0.328989928337166" calcext:value-type="float">
            <text:p>0.328989928337166</text:p>
          </table:table-cell>
          <table:table-cell table:formula="of:=[.H69]/[.I69]" office:value-type="float" office:value="0.707106781186547" calcext:value-type="float">
            <text:p>0.707106781186547</text:p>
          </table:table-cell>
          <table:table-cell table:formula="of:=ABS([.J69])" office:value-type="float" office:value="0.573576436351046" calcext:value-type="float">
            <text:p>0.57357643635104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3.6" calcext:value-type="float">
            <text:p>3.6</text:p>
          </table:table-cell>
          <table:table-cell table:formula="of:=[.C70]/[.D70]" office:value-type="float" office:value="0.5" calcext:value-type="float">
            <text:p>0.5</text:p>
          </table:table-cell>
          <table:table-cell table:formula="of:=([.F70]-[.E70])/([.F70]+[.E70])" office:value-type="float" office:value="0.75609756097561" calcext:value-type="float">
            <text:p>0.75609756097561</text:p>
          </table:table-cell>
          <table:table-cell table:formula="of:=2*SQRT([.G70]) / (1 + [.G70])" office:value-type="float" office:value="0.942809041582063" calcext:value-type="float">
            <text:p>0.942809041582063</text:p>
          </table:table-cell>
          <table:table-cell table:formula="of:=COS(([.B70]-[.$C$9])/360 * 2 * PI())" office:value-type="float" office:value="0.601815023152048" calcext:value-type="float">
            <text:p>0.601815023152048</text:p>
          </table:table-cell>
          <table:table-cell table:formula="of:=[.J70]^2" office:value-type="float" office:value="0.3621813220915" calcext:value-type="float">
            <text:p>0.3621813220915</text:p>
          </table:table-cell>
          <table:table-cell table:formula="of:=[.H70]/[.I70]" office:value-type="float" office:value="0.801962568906694" calcext:value-type="float">
            <text:p>0.801962568906694</text:p>
          </table:table-cell>
          <table:table-cell table:formula="of:=ABS([.J70])" office:value-type="float" office:value="0.601815023152048" calcext:value-type="float">
            <text:p>0.60181502315204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.6" calcext:value-type="float">
            <text:p>3.6</text:p>
          </table:table-cell>
          <table:table-cell table:formula="of:=[.C71]/[.D71]" office:value-type="float" office:value="0.875" calcext:value-type="float">
            <text:p>0.875</text:p>
          </table:table-cell>
          <table:table-cell table:formula="of:=([.F71]-[.E71])/([.F71]+[.E71])" office:value-type="float" office:value="0.846153846153846" calcext:value-type="float">
            <text:p>0.846153846153846</text:p>
          </table:table-cell>
          <table:table-cell table:formula="of:=2*SQRT([.G71]) / (1 + [.G71])" office:value-type="float" office:value="0.997775303139718" calcext:value-type="float">
            <text:p>0.997775303139718</text:p>
          </table:table-cell>
          <table:table-cell table:formula="of:=COS(([.B71]-[.$C$9])/360 * 2 * PI())" office:value-type="float" office:value="0.629320391049837" calcext:value-type="float">
            <text:p>0.629320391049837</text:p>
          </table:table-cell>
          <table:table-cell table:formula="of:=[.J71]^2" office:value-type="float" office:value="0.39604415459112" calcext:value-type="float">
            <text:p>0.39604415459112</text:p>
          </table:table-cell>
          <table:table-cell table:formula="of:=[.H71]/[.I71]" office:value-type="float" office:value="0.848040479145193" calcext:value-type="float">
            <text:p>0.848040479145193</text:p>
          </table:table-cell>
          <table:table-cell table:formula="of:=ABS([.J71])" office:value-type="float" office:value="0.629320391049837" calcext:value-type="float">
            <text:p>0.629320391049837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table:formula="of:=[.C72]/[.D72]" office:value-type="float" office:value="0.875" calcext:value-type="float">
            <text:p>0.875</text:p>
          </table:table-cell>
          <table:table-cell table:formula="of:=([.F72]-[.E72])/([.F72]+[.E72])" office:value-type="float" office:value="0.666666666666667" calcext:value-type="float">
            <text:p>0.666666666666667</text:p>
          </table:table-cell>
          <table:table-cell table:formula="of:=2*SQRT([.G72]) / (1 + [.G72])" office:value-type="float" office:value="0.997775303139718" calcext:value-type="float">
            <text:p>0.997775303139718</text:p>
          </table:table-cell>
          <table:table-cell table:formula="of:=COS(([.B72]-[.$C$9])/360 * 2 * PI())" office:value-type="float" office:value="0.656059028990507" calcext:value-type="float">
            <text:p>0.656059028990507</text:p>
          </table:table-cell>
          <table:table-cell table:formula="of:=[.J72]^2" office:value-type="float" office:value="0.430413449519967" calcext:value-type="float">
            <text:p>0.430413449519967</text:p>
          </table:table-cell>
          <table:table-cell table:formula="of:=[.H72]/[.I72]" office:value-type="float" office:value="0.668153104781061" calcext:value-type="float">
            <text:p>0.668153104781061</text:p>
          </table:table-cell>
          <table:table-cell table:formula="of:=ABS([.J72])" office:value-type="float" office:value="0.656059028990507" calcext:value-type="float">
            <text:p>0.6560590289905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1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29">
      <number:number number:decimal-places="4" number:min-decimal-places="4" number:min-integer-digits="1" number:grouping="true"/>
    </number:number-style>
    <number:number-style style:name="N128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5-03-13T13:08:40.948274394</dc:date>
    <meta:editing-duration>P5DT19H12M46S</meta:editing-duration>
    <meta:editing-cycles>14</meta:editing-cycles>
    <meta:document-statistic meta:table-count="1" meta:cell-count="6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legend chart:legend-position="end" svg:x="13.786cm" svg:y="4.196cm" style:legend-expansion="high" chart:style-name="ch2"/>
        <chart:plot-area chart:style-name="ch3" table:cell-range-address="'raw data'.A19:'raw data'.A31 'raw data'.J20:'raw data'.J37 'raw data'.L20:'raw data'.L37" chart:data-source-has-labels="column" svg:x="0.319cm" svg:y="0.179cm" svg:width="13.148cm" svg:height="8.633cm">
          <chart:coordinate-region svg:x="0.61cm" svg:y="0.379cm" svg:width="12.617cm" svg:height="7.786cm"/>
          <chart:axis chart:dimension="x" chart:name="primary-x" chart:style-name="ch4" chartooo:axis-type="auto">
            <chart:categories table:cell-range-address="'raw data'.A19:'raw data'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L20:'raw data'.L37" chart:class="chart:scatter">
            <chart:domain table:cell-range-address="'raw data'.J20:'raw data'.J3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raw data'.A19:'raw data'.A31</svg:desc>
                </draw:g>
              </table:table-cell>
              <table:table-cell office:value-type="float" office:value="0.996194698091746">
                <text:p>0.996194698091746</text:p>
                <draw:g>
                  <svg:desc>'raw data'.J20:'raw data'.J37</svg:desc>
                </draw:g>
              </table:table-cell>
              <table:table-cell office:value-type="float" office:value="0.824313195095261">
                <text:p>0.824313195095261</text:p>
                <draw:g>
                  <svg:desc>'raw data'.L20:'raw data'.L37</svg:desc>
                </draw:g>
              </table:table-cell>
            </table:table-row>
            <table:table-row>
              <table:table-cell office:value-type="string">
                <text:p>0.2V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601783064852159">
                <text:p>0.601783064852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444606857913942">
                <text:p>0.44460685791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47213595499958">
                <text:p>0.447213595499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212904753023817">
                <text:p>0.21290475302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44262666813799">
                <text:p>0.4426266681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758555902129705">
                <text:p>0.758555902129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88563405752594">
                <text:p>0.588563405752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427580031381106">
                <text:p>0.427580031381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80897504269768">
                <text:p>0.780897504269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8301821082212">
                <text:p>0.808301821082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.5">
                <text:p>-0.5</text:p>
              </table:table-cell>
              <table:table-cell office:value-type="float" office:value="0.243323244312087">
                <text:p>0.243323244312087</text:p>
              </table:table-cell>
            </table:table-row>
            <table:table-row>
              <table:table-cell office:value-type="string"/>
              <table:table-cell office:value-type="float" office:value="-0.17364817766693">
                <text:p>-0.17364817766693</text:p>
              </table:table-cell>
              <table:table-cell office:value-type="float" office:value="0.218998918526529">
                <text:p>0.218998918526529</text:p>
              </table:table-cell>
            </table:table-row>
            <table:table-row>
              <table:table-cell office:value-type="string"/>
              <table:table-cell office:value-type="float" office:value="0.17364817766693">
                <text:p>0.17364817766693</text:p>
              </table:table-cell>
              <table:table-cell office:value-type="float" office:value="0.487805110198799">
                <text:p>0.487805110198799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404592524099814">
                <text:p>0.404592524099814</text:p>
              </table:table-cell>
            </table:table-row>
            <table:table-row>
              <table:table-cell office:value-type="string"/>
              <table:table-cell office:value-type="float" office:value="0.866025403784439">
                <text:p>0.866025403784439</text:p>
              </table:table-cell>
              <table:table-cell office:value-type="float" office:value="0.697035979004068">
                <text:p>0.697035979004068</text:p>
              </table:table-cell>
            </table:table-row>
            <table:table-row>
              <table:table-cell office:value-type="string"/>
              <table:table-cell office:value-type="float" office:value="0.939692620785908">
                <text:p>0.939692620785908</text:p>
              </table:table-cell>
              <table:table-cell office:value-type="float" office:value="0.671095994573365">
                <text:p>0.671095994573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scatter" chart:style-name="ch1">
        <chart:legend chart:legend-position="end" svg:x="13.786cm" svg:y="4.196cm" style:legend-expansion="high" chart:style-name="ch2"/>
        <chart:plot-area chart:style-name="ch3" table:cell-range-address="'raw data'.A19:'raw data'.A31 'raw data'.B42:'raw data'.B72 'raw data'.L42:'raw data'.L72" chart:data-source-has-labels="column" svg:x="0.319cm" svg:y="0.179cm" svg:width="13.148cm" svg:height="8.633cm">
          <chart:coordinate-region svg:x="1.046cm" svg:y="0.379cm" svg:width="12.234cm" svg:height="7.786cm"/>
          <chart:axis chart:dimension="x" chart:name="primary-x" chart:style-name="ch4" chartooo:axis-type="auto">
            <chart:categories table:cell-range-address="'raw data'.A19:'raw data'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 data'.L42:'raw data'.L72" chart:class="chart:scatter">
            <chart:domain table:cell-range-address="'raw data'.B42:'raw data'.B7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raw data'.A19:'raw data'.A31</svg:desc>
                </draw:g>
              </table:table-cell>
              <table:table-cell office:value-type="float" office:value="8">
                <text:p>8</text:p>
                <draw:g>
                  <svg:desc>'raw data'.B42:'raw data'.B72</svg:desc>
                </draw:g>
              </table:table-cell>
              <table:table-cell office:value-type="float" office:value="0.594212281339016">
                <text:p>0.594212281339016</text:p>
                <draw:g>
                  <svg:desc>'raw data'.L42:'raw data'.L72</svg:desc>
                </draw:g>
              </table:table-cell>
            </table:table-row>
            <table:table-row>
              <table:table-cell office:value-type="string">
                <text:p>0.2V</text:p>
              </table:table-cell>
              <table:table-cell office:value-type="float" office:value="10">
                <text:p>10</text:p>
              </table:table-cell>
              <table:table-cell office:value-type="float" office:value="0.715634944583167">
                <text:p>0.715634944583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0.737259815939466">
                <text:p>0.737259815939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.793704211264968">
                <text:p>0.793704211264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0.764308334871809">
                <text:p>0.764308334871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0.739893756263953">
                <text:p>0.739893756263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763762615825973">
                <text:p>0.763762615825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0.713199723887948">
                <text:p>0.713199723887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0.692783015187106">
                <text:p>0.692783015187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0.582325136073108">
                <text:p>0.582325136073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0.506633349106975">
                <text:p>0.506633349106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279121097836795">
                <text:p>0.279121097836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.118912873538624">
                <text:p>0.118912873538624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0578653499509616">
                <text:p>0.057865349950961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68965655040071">
                <text:p>0.168965655040071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783245422964224">
                <text:p>0.0783245422964224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0.0746268656716418">
                <text:p>0.0746268656716418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0.0687523872771158">
                <text:p>0.0687523872771158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0.113183291683622">
                <text:p>0.11318329168362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0.302108948857629">
                <text:p>0.30210894885762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0.509228559185555">
                <text:p>0.50922855918555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0.565542114407398">
                <text:p>0.565542114407398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0.597403668848958">
                <text:p>0.59740366884895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0.668868911607523">
                <text:p>0.66886891160752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685550802872164">
                <text:p>0.68555080287216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0.848874687627165">
                <text:p>0.84887468762716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0.661411204797061">
                <text:p>0.66141120479706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0.801962568906694">
                <text:p>0.80196256890669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0.848040479145193">
                <text:p>0.848040479145193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0.668153104781061">
                <text:p>0.6681531047810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